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roduct_id</text:p>
          </table:table-cell>
        </table:table-row>
        <table:table-row table:style-name="ro1">
          <table:table-cell table:style-name="ce2" office:value-type="string" calcext:value-type="string">
            <text:p>Pe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V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HX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>
          <table:table-cell office:value-type="string" calcext:value-type="string">
            <text:p>MQ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ncy (Rhombus)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>
          <table:table-cell office:value-type="string" calcext:value-type="string">
            <text:p>Baguette Sli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>
          <table:table-cell table:style-name="ce2" office:value-type="string" calcext:value-type="string">
            <text:p>Cush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>
          <table:table-cell table:style-name="ce2"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Marquis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  <table:table-cell/>
        </table:table-row>
        <table:table-row table:style-name="ro1">
          <table:table-cell table:style-name="ce2" office:value-type="string" calcext:value-type="string">
            <text:p>Octag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>
          <table:table-cell table:style-name="ce2" office:value-type="string" calcext:value-type="string">
            <text:p>Ova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>
          <table:table-cell table:style-name="ce2" office:value-type="string" calcext:value-type="string">
            <text:p>Roun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  <table:table-cell/>
        </table:table-row>
        <table:table-row table:style-name="ro1">
          <table:table-cell table:style-name="ce2" office:value-type="string" calcext:value-type="string">
            <text:p>Trillia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2" office:value-type="string" calcext:value-type="string">
            <text:p>Trillia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Trillia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Trillia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>
          <table:table-cell table:style-name="ce2" office:value-type="string" calcext:value-type="string">
            <text:p>Triangl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>
          <table:table-cell office:value-type="string" calcext:value-type="string">
            <text:p>PR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>
          <table:table-cell office:value-type="string" calcext:value-type="string">
            <text:p>Bagut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ctagon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>
          <table:table-cell office:value-type="string" calcext:value-type="string">
            <text:p>Fanc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Triangle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TR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>
          <table:table-cell office:value-type="string" calcext:value-type="string">
            <text:p>CU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string" calcext:value-type="string">
            <text:p>Round Fac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table:style-name="ce2" office:value-type="string" calcext:value-type="string">
            <text:p>Hexag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Trillian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Fancy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angle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Cab R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ab 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B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TB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B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>
          <table:table-cell table:style-name="ce2" office:value-type="string" calcext:value-type="string">
            <text:p>Cuah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ctagon 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>
          <table:table-cell office:value-type="string" calcext:value-type="string">
            <text:p>Cus(Table cut)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eart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llian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 Fac 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>
          <table:table-cell office:value-type="string" calcext:value-type="string">
            <text:p>HEX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>
          <table:table-cell office:value-type="string" calcext:value-type="string">
            <text:p>PR DROP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>
          <table:table-cell office:value-type="string" calcext:value-type="string">
            <text:p>OC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V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H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Heart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>
          <table:table-cell office:value-type="string" calcext:value-type="string">
            <text:p>RD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 </text:p>
          </table:table-cell>
          <table:table-cell/>
        </table:table-row>
        <table:table-row table:style-name="ro1" table:visibility="filter">
          <table:table-cell office:value-type="string" calcext:value-type="string">
            <text:p>RD </text:p>
          </table:table-cell>
          <table:table-cell/>
        </table:table-row>
        <table:table-row table:style-name="ro1" table:visibility="filter">
          <table:table-cell office:value-type="string" calcext:value-type="string">
            <text:p>RD </text:p>
          </table:table-cell>
          <table:table-cell/>
        </table:table-row>
        <table:table-row table:style-name="ro1" table:visibility="filter">
          <table:table-cell office:value-type="string" calcext:value-type="string">
            <text:p>OV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Triangl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Triangle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a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ette Slice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 Fac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DS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Bagutte</text:p>
          </table:table-cell>
          <table:table-cell/>
        </table:table-row>
        <table:table-row table:style-name="ro1">
          <table:table-cell table:style-name="ce2" office:value-type="string" calcext:value-type="string">
            <text:p>Bal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Cuahion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Cab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ette Slice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tte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TB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Square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aguette Slice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(Rhombus)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MQ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 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 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arquise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EG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NG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HX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L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DS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BEA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EART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>
          <table:table-cell office:value-type="string" calcext:value-type="string">
            <text:p>OVAL SLI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VAL SLIC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 table:visibility="filter">
          <table:table-cell office:value-type="string" calcext:value-type="string">
            <text:p>BG</text:p>
          </table:table-cell>
          <table:table-cell/>
        </table:table-row>
        <table:table-row table:style-name="ro1">
          <table:table-cell office:value-type="string" calcext:value-type="string">
            <text:p>TP B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Flat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B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OP</text:p>
          </table:table-cell>
          <table:table-cell/>
        </table:table-row>
        <table:table-row table:style-name="ro1" table:visibility="filter">
          <table:table-cell office:value-type="string" calcext:value-type="string">
            <text:p>DROP</text:p>
          </table:table-cell>
          <table:table-cell/>
        </table:table-row>
        <table:table-row table:style-name="ro1" table:visibility="filter">
          <table:table-cell office:value-type="string" calcext:value-type="string">
            <text:p>DROP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string" calcext:value-type="string">
            <text:p>Assh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ss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>
          <table:table-cell office:value-type="string" calcext:value-type="string">
            <text:p>Princes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C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T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SQ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TRI</text:p>
          </table:table-cell>
          <table:table-cell/>
        </table:table-row>
        <table:table-row table:style-name="ro1" table:visibility="filter">
          <table:table-cell office:value-type="string" calcext:value-type="string">
            <text:p>MQ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PR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CUS</text:p>
          </table:table-cell>
          <table:table-cell/>
        </table:table-row>
        <table:table-row table:style-name="ro1" table:visibility="filter"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ncy-HX 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-HX 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-HX </text:p>
          </table:table-cell>
          <table:table-cell/>
        </table:table-row>
        <table:table-row table:style-name="ro1" table:visibility="filter">
          <table:table-cell office:value-type="string" calcext:value-type="string">
            <text:p>OV</text:p>
          </table:table-cell>
          <table:table-cell/>
        </table:table-row>
        <table:table-row table:style-name="ro1" table:visibility="filter">
          <table:table-cell office:value-type="string" calcext:value-type="string">
            <text:p>RD</text:p>
          </table:table-cell>
          <table:table-cell/>
        </table:table-row>
        <table:table-row table:style-name="ro1">
          <table:table-cell office:value-type="string" calcext:value-type="string">
            <text:p>FANCY-D C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NC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  <table:table-cell/>
        </table:table-row>
        <table:table-row table:style-name="ro1" table:visibility="filter">
          <table:table-cell office:value-type="string" calcext:value-type="string">
            <text:p>Fancy-HX </text:p>
          </table:table-cell>
          <table:table-cell/>
        </table:table-row>
        <table:table-row table:style-name="ro1" table:number-rows-repeated="2952">
          <table:table-cell table:style-name="ce5"/>
          <table:table-cell/>
        </table:table-row>
        <table:table-row table:style-name="ro1">
          <table:table-cell table:style-name="ce5"/>
          <table:table-cell/>
        </table:table-row>
      </table:table>
      <table:named-expressions/>
      <table:database-ranges>
        <table:database-range table:name="__Anonymous_Sheet_DB__0" table:target-range-address="Sheet1.A1:Sheet1.A7022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month number:style="long"/>
      <number:text>/</number:text>
      <number:day number:style="long"/>
      <number:text>/</number:text>
      <number:year/>
    </number:date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0:13:13.292387317</meta:creation-date>
    <dc:date>2021-09-03T10:19:31.416380616</dc:date>
    <meta:editing-duration>PT6M18S</meta:editing-duration>
    <meta:editing-cycles>1</meta:editing-cycles>
    <meta:generator>LibreOffice/6.4.7.2$Linux_X86_64 LibreOffice_project/40$Build-2</meta:generator>
    <meta:document-statistic meta:table-count="1" meta:cell-count="7095" meta:object-count="0"/>
  </office:meta>
</office:document-meta>
</file>